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1b785"/>
    </style:style>
    <style:style style:name="T1" style:family="text">
      <style:text-properties officeooo:rsid="0001b785"/>
    </style:style>
    <style:style style:name="T2" style:family="text">
      <style:text-properties officeooo:rsid="00022749"/>
    </style:style>
    <style:style style:name="T3" style:family="text">
      <style:text-properties officeooo:rsid="00036b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這次的減紅點有先告三個class，第一個是card，裡面放有一張牌的點數和花色和各自的access function，還有自己定義的三個operator，分別是<text:span text:style-name="T1">card的</text:span>賦值、兩張card的相加、兩張card是否相等。</text:p>
      <text:p text:style-name="P1">接下來是<text:span text:style-name="T1">game的class，裡面放有一局遊戲會出現的行動有</text:span></text:p>
      <text:p text:style-name="P1"><text:span text:style-name="T1">洗牌</text:span></text:p>
      <text:p text:style-name="P1">void game::shuffle()</text:p>
      <text:p text:style-name="P1">{</text:p>
      <text:p text:style-name="P1"><text:s text:c="4"/>srand(time(NULL));</text:p>
      <text:p text:style-name="P1"><text:s text:c="4"/>card onecard;</text:p>
      <text:p text:style-name="P1"><text:s text:c="4"/>for (int i = 0; i &lt; 52; i++)</text:p>
      <text:p text:style-name="P1"><text:s text:c="4"/>{</text:p>
      <text:p text:style-name="P1"><text:s text:c="8"/>onecard.setsuit(i / 13);</text:p>
      <text:p text:style-name="P1"><text:s text:c="8"/>onecard.setface(i % 13);</text:p>
      <text:p text:style-name="P1"><text:s text:c="8"/>deck.push_back(onecard);</text:p>
      <text:p text:style-name="P1"><text:s text:c="4"/>}</text:p>
      <text:p text:style-name="P1"><text:s text:c="4"/>for (int i = 0; i &lt; 1000; i++)</text:p>
      <text:p text:style-name="P1"><text:s text:c="4"/>{</text:p>
      <text:p text:style-name="P1"><text:s text:c="8"/>int r1 = rand() % 52;</text:p>
      <text:p text:style-name="P1"><text:s text:c="8"/>int r2 = rand() % 52;</text:p>
      <text:p text:style-name="P1"><text:s text:c="8"/>card tempcard;</text:p>
      <text:p text:style-name="P1"><text:s text:c="8"/>tempcard = deck[r1];</text:p>
      <text:p text:style-name="P1"><text:s text:c="8"/>deck[r1] = deck[r2];</text:p>
      <text:p text:style-name="P1"><text:s text:c="8"/>deck[r2] = tempcard;</text:p>
      <text:p text:style-name="P1"><text:s text:c="4"/>}</text:p>
      <text:p text:style-name="P1">}</text:p>
      <text:p text:style-name="P1">基本上是從牌堆隨機抓兩個位置做交換，並逕行很多次。</text:p>
      <text:p text:style-name="P1"/>
      <text:p text:style-name="P1">發牌</text:p>
      <text:p text:style-name="P1">void game::deal()</text:p>
      <text:p text:style-name="P1">{</text:p>
      <text:p text:style-name="P1"><text:s text:c="4"/>for (int i = 0; i &lt; 4; i++)</text:p>
      <text:p text:style-name="P1"><text:s text:c="8"/>table.push_back(deck[i]);</text:p>
      <text:p text:style-name="P1"><text:s text:c="4"/>for (int i = 0; i &lt; 12; i++)</text:p>
      <text:p text:style-name="P1"><text:s text:c="8"/>playercard[i] = deck[i + 4];</text:p>
      <text:p text:style-name="P1"><text:s text:c="4"/>for (int i = 0; i &lt; 12; i++)</text:p>
      <text:p text:style-name="P1"><text:s text:c="8"/>computercard[i] = deck[i + 16];</text:p>
      <text:p text:style-name="P1">}</text:p>
      <text:p text:style-name="P1">將牌庫最上面四張牌當檯面，接下來12張當玩家手牌，在12張當電腦手牌。</text:p>
      <text:p text:style-name="P1"/>
      <text:p text:style-name="P1">展示檯面</text:p>
      <text:p text:style-name="P1">用兩個函式來完成，一個showcard，將一張牌切成一行一行，讀入兩個變數，第一個決定這行做甚麼，第二個決定，這是在第幾行。另一個是<text:span text:style-name="T2">showtable，決定一排有幾張牌。</text:span></text:p>
      <text:p text:style-name="P1"/>
      <text:p text:style-name="P1">判斷是否有牌可出</text:p>
      <text:p text:style-name="P1">bool game::playornot(int x)</text:p>
      <text:p text:style-name="P1">{</text:p>
      <text:p text:style-name="P1"><text:s text:c="4"/>for (int i = 0; i &lt; 12; i++)</text:p>
      <text:p text:style-name="P1"><text:s text:c="4"/>{</text:p>
      <text:p text:style-name="P1"><text:s text:c="8"/>if (x == 0)</text:p>
      <text:p text:style-name="P1"><text:s text:c="8"/>{</text:p>
      <text:p text:style-name="P1"><text:s text:c="12"/>if (playercard[i].getface() != -10)</text:p>
      <text:p text:style-name="P1"><text:s text:c="16"/>for (int j = 0; j &lt; table.size(); j++)</text:p>
      <text:p text:style-name="P1"><text:s text:c="16"/>{</text:p>
      <text:p text:style-name="P1"><text:s text:c="20"/>if (playercard[i] + table[j] == 8)</text:p>
      <text:p text:style-name="P1"><text:soft-page-break/><text:s text:c="24"/>return 1;</text:p>
      <text:p text:style-name="P1"><text:s text:c="20"/>if (playercard[i].getface() &gt;= 9)</text:p>
      <text:p text:style-name="P1"><text:s text:c="24"/>if (playercard[i] == table[j])</text:p>
      <text:p text:style-name="P1"><text:s text:c="28"/>return 1;</text:p>
      <text:p text:style-name="P1"><text:s text:c="16"/>}</text:p>
      <text:p text:style-name="P1"><text:s text:c="8"/>}</text:p>
      <text:p text:style-name="P1"><text:s text:c="8"/>else</text:p>
      <text:p text:style-name="P1"><text:s text:c="8"/>{</text:p>
      <text:p text:style-name="P1"><text:s text:c="12"/>if (computercard[i].getface() != -10)</text:p>
      <text:p text:style-name="P1"><text:s text:c="16"/>for (int j = 0; j &lt; table.size(); j++)</text:p>
      <text:p text:style-name="P1"><text:s text:c="16"/>{</text:p>
      <text:p text:style-name="P1"><text:s text:c="20"/>if (computercard[i] + table[j] == 8)</text:p>
      <text:p text:style-name="P1"><text:s text:c="24"/>return 1;</text:p>
      <text:p text:style-name="P1"><text:s text:c="20"/>if (computercard[i].getface() &gt;= 9)</text:p>
      <text:p text:style-name="P1"><text:s text:c="24"/>if (computercard[i] == table[j])</text:p>
      <text:p text:style-name="P1"><text:s text:c="28"/>return 1;</text:p>
      <text:p text:style-name="P1"><text:s text:c="16"/>}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>玩家和電腦出牌前要先經過這個函式判斷是否有牌可出，內容是判斷每一綱牌有沒有出過，和檯面上的牌可不可以配對，並回傳布林值。</text:p>
      <text:p text:style-name="P1"/>
      <text:p text:style-name="P1">計算分數</text:p>
      <text:p text:style-name="P1">void game::countscore(int deter, card x, card y)</text:p>
      <text:p text:style-name="P1">{</text:p>
      <text:p text:style-name="P1"><text:s text:c="4"/>int xpoint = 0, ypoint = 0, total;</text:p>
      <text:p text:style-name="P1"><text:s text:c="4"/>if (x.getsuit() == 1 || x.getsuit() == 2)</text:p>
      <text:p text:style-name="P1"><text:s text:c="4"/>{</text:p>
      <text:p text:style-name="P1"><text:s text:c="8"/>if (x.getface() == 0)</text:p>
      <text:p text:style-name="P1"><text:s text:c="12"/>xpoint += 20;</text:p>
      <text:p text:style-name="P1"><text:s text:c="8"/>else if (x.getface() == 8 || x.getface() == 9 || x.getface() == 10 || x.getface() == 11 || x.getface() == 12)</text:p>
      <text:p text:style-name="P1"><text:s text:c="12"/>xpoint += 10;</text:p>
      <text:p text:style-name="P1"><text:s text:c="8"/>else</text:p>
      <text:p text:style-name="P1"><text:s text:c="12"/>xpoint += x.getface() + 1;</text:p>
      <text:p text:style-name="P1"><text:s text:c="4"/>}</text:p>
      <text:p text:style-name="P1"><text:s text:c="4"/>if (y.getsuit() == 1 || y.getsuit() == 2)</text:p>
      <text:p text:style-name="P1"><text:s text:c="4"/>{</text:p>
      <text:p text:style-name="P1"><text:s text:c="8"/>if (y.getface() == 0)</text:p>
      <text:p text:style-name="P1"><text:s text:c="12"/>ypoint += 20;</text:p>
      <text:p text:style-name="P1"><text:s text:c="8"/>else if (y.getface() == 8 || y.getface() == 9 || y.getface() == 10 || y.getface() == 11 || y.getface() == 12)</text:p>
      <text:p text:style-name="P1"><text:s text:c="12"/>ypoint += 10;</text:p>
      <text:p text:style-name="P1"><text:s text:c="8"/>else</text:p>
      <text:p text:style-name="P1"><text:s text:c="12"/>ypoint += y.getface() + 1;</text:p>
      <text:p text:style-name="P1"><text:s text:c="4"/>}</text:p>
      <text:p text:style-name="P1"><text:s text:c="4"/>if (x.getsuit() == 0 &amp;&amp; x.getface() == 0)</text:p>
      <text:p text:style-name="P1"><text:s text:c="8"/>xpoint += 10;</text:p>
      <text:p text:style-name="P1"><text:s text:c="4"/>if (y.getsuit() == 0 &amp;&amp; y.getface() == 0)</text:p>
      <text:p text:style-name="P1"><text:s text:c="8"/>ypoint += 10;</text:p>
      <text:p text:style-name="P1"><text:s text:c="4"/>total = xpoint + ypoint;</text:p>
      <text:p text:style-name="P1"><text:soft-page-break/><text:s text:c="4"/>if (deter == 0)</text:p>
      <text:p text:style-name="P1"><text:s text:c="8"/>playerscore += total;</text:p>
      <text:p text:style-name="P1"><text:s text:c="4"/>else</text:p>
      <text:p text:style-name="P1"><text:s text:c="8"/>computerscore += total;</text:p>
      <text:p text:style-name="P1"><text:s text:c="4"/>cout &lt;&lt; "獲得" &lt;&lt; total &lt;&lt; "分!!" &lt;&lt; endl;</text:p>
      <text:p text:style-name="P1">}</text:p>
      <text:p text:style-name="P1">int game::findtable(card x)</text:p>
      <text:p text:style-name="P1">{</text:p>
      <text:p text:style-name="P1"><text:s text:c="4"/>for (int i = 0; i &lt; table.size(); i++)</text:p>
      <text:p text:style-name="P1"><text:s text:c="8"/>if (x.getface() == table[i].getface() &amp;&amp; x.getsuit() == table[i].getsuit())</text:p>
      <text:p text:style-name="P1"><text:s text:c="12"/>return i;</text:p>
      <text:p text:style-name="P1"><text:s text:c="4"/>return 0;</text:p>
      <text:p text:style-name="P1">}</text:p>
      <text:p text:style-name="P1">函式會讀入兩張需要計算分數的牌，分別判斷是否是紅色，是紅色的話要算幾分，再將這兩張牌總共得到的分數加總後記下。</text:p>
      <text:p text:style-name="P1"/>
      <text:p text:style-name="P1">補牌</text:p>
      <text:p text:style-name="P1">void game::newtable(int x)</text:p>
      <text:p text:style-name="P1">{</text:p>
      <text:p text:style-name="P1"><text:s text:c="4"/>game Game;</text:p>
      <text:p text:style-name="P1"><text:s text:c="4"/>table.push_back(deck[cardcount]);</text:p>
      <text:p text:style-name="P1"><text:s text:c="4"/>cardcount++;</text:p>
      <text:p text:style-name="P1"><text:s text:c="4"/>int i;</text:p>
      <text:p text:style-name="P1"><text:s text:c="4"/>for (i = 0; i &lt; table.size() - 1; i++)</text:p>
      <text:p text:style-name="P1"><text:s text:c="4"/>{</text:p>
      <text:p text:style-name="P1"><text:s text:c="8"/>if (table[table.size() - 1].getface() &gt;= 9 || table[i].getface() &gt;= 9)</text:p>
      <text:p text:style-name="P1"><text:s text:c="8"/>{</text:p>
      <text:p text:style-name="P1"><text:s text:c="12"/>if (table[table.size() - 1] == table[i])</text:p>
      <text:p text:style-name="P1"><text:s text:c="12"/>{</text:p>
      <text:p text:style-name="P1"><text:s text:c="16"/>cout &lt;&lt; "Comble!!" &lt;&lt; endl;</text:p>
      <text:p text:style-name="P1"><text:s text:c="16"/>Game.showtable();</text:p>
      <text:p text:style-name="P1"><text:s text:c="16"/>Game.countscore(x, table[table.size() - 1], table[i]);</text:p>
      <text:p text:style-name="P1"><text:s text:c="16"/>table.pop_back();</text:p>
      <text:p text:style-name="P1"><text:s text:c="16"/>table.erase(table.begin() + i);</text:p>
      <text:p text:style-name="P1"><text:s text:c="16"/>Game.showtable();</text:p>
      <text:p text:style-name="P1"><text:s text:c="16"/>break;</text:p>
      <text:p text:style-name="P1"><text:s text:c="12"/>}</text:p>
      <text:p text:style-name="P1"><text:s text:c="8"/>}</text:p>
      <text:p text:style-name="P1"><text:s text:c="8"/>else if (table[table.size() - 1] + table[i] == 8)</text:p>
      <text:p text:style-name="P1"><text:s text:c="8"/>{</text:p>
      <text:p text:style-name="P1"><text:s text:c="12"/>cout &lt;&lt; "Comble!!" &lt;&lt; endl;</text:p>
      <text:p text:style-name="P1"><text:s text:c="12"/>Game.showtable();</text:p>
      <text:p text:style-name="P1"><text:s text:c="12"/>Game.countscore(x, table[table.size() - 1], table[i]);</text:p>
      <text:p text:style-name="P1"><text:s text:c="12"/>table.pop_back();</text:p>
      <text:p text:style-name="P1"><text:s text:c="12"/>table.erase(table.begin() + i);</text:p>
      <text:p text:style-name="P1"><text:s text:c="12"/>Game.showtable();</text:p>
      <text:p text:style-name="P1"><text:s text:c="12"/>break;</text:p>
      <text:p text:style-name="P1"><text:s text:c="8"/>}</text:p>
      <text:p text:style-name="P1"><text:s text:c="4"/>}</text:p>
      <text:p text:style-name="P1">}</text:p>
      <text:p text:style-name="P1">這個函式會處理，不論電腦還是玩家打完一張牌後，再從牌庫補牌到檯面上這個動作。並判斷新增的這張牌可不可以和檯面上之前的牌可不可以配對。</text:p>
      <text:p text:style-name="P1"/>
      <text:p text:style-name="P1"><text:soft-page-break/>判斷輸贏的函式</text:p>
      <text:p text:style-name="P1">依照記錄下來的分數判斷誰輸誰贏。</text:p>
      <text:p text:style-name="P1"/>
      <text:p text:style-name="P1">最後一個class是一位玩家會做的事，裡面有showhand顯示玩家當前的手牌，<text:span text:style-name="T3">playerplay玩家出牌，computerplay電腦出牌</text:span></text:p>
      <text:p text:style-name="P1"/>
      <text:p text:style-name="P1">玩家出牌</text:p>
      <text:p text:style-name="P1">void player::playerplay()</text:p>
      <text:p text:style-name="P1">{</text:p>
      <text:p text:style-name="P1"><text:s text:c="4"/>int eatinput, input;</text:p>
      <text:p text:style-name="P1"><text:s text:c="4"/>card choose;</text:p>
      <text:p text:style-name="P1"><text:s text:c="4"/>game Game;</text:p>
      <text:p text:style-name="P1"><text:s text:c="4"/>if (Game.playornot(0))</text:p>
      <text:p text:style-name="P1"><text:s text:c="4"/>{</text:p>
      <text:p text:style-name="P1"><text:s text:c="8"/>bool check = true;</text:p>
      <text:p text:style-name="P1"><text:s text:c="8"/>while (check)</text:p>
      <text:p text:style-name="P1"><text:s text:c="8"/>{</text:p>
      <text:p text:style-name="P1"><text:s text:c="12"/>do</text:p>
      <text:p text:style-name="P1"><text:s text:c="12"/>{</text:p>
      <text:p text:style-name="P1"><text:s text:c="16"/>cout &lt;&lt; "依照編號由左至右(1.2.3......)" &lt;&lt; endl;</text:p>
      <text:p text:style-name="P1"><text:s text:c="16"/>cin &gt;&gt; eatinput;</text:p>
      <text:p text:style-name="P1"><text:s text:c="12"/>} while (eatinput &gt; table.size());</text:p>
      <text:p text:style-name="P1"><text:s text:c="12"/>choose = table[eatinput - 1];</text:p>
      <text:p text:style-name="P1"><text:s text:c="12"/>do</text:p>
      <text:p text:style-name="P1"><text:s text:c="12"/>{</text:p>
      <text:p text:style-name="P1"><text:s text:c="16"/>cout &lt;&lt; "輸入你要打出的編號" &lt;&lt; endl;</text:p>
      <text:p text:style-name="P1"><text:s text:c="16"/>cin &gt;&gt; input;</text:p>
      <text:p text:style-name="P1"><text:s text:c="12"/>} while (playercard[input - 1].getface() == -10);</text:p>
      <text:p text:style-name="P1"><text:s text:c="12"/>if (playercard[input - 1].getface() &gt;= 9 || choose.getface() &gt;= 9)</text:p>
      <text:p text:style-name="P1"><text:s text:c="16"/>if (playercard[input - 1] == choose)</text:p>
      <text:p text:style-name="P1"><text:s text:c="20"/>check = false;</text:p>
      <text:p text:style-name="P1"><text:s text:c="12"/>if (playercard[input - 1] + choose == 8)</text:p>
      <text:p text:style-name="P1"><text:s text:c="16"/>check = false;</text:p>
      <text:p text:style-name="P1"><text:s text:c="12"/>if (check)</text:p>
      <text:p text:style-name="P1"><text:s text:c="16"/>cout &lt;&lt; "輸入錯誤!!" &lt;&lt; endl;</text:p>
      <text:p text:style-name="P1"><text:s text:c="8"/>}</text:p>
      <text:p text:style-name="P1"><text:s text:c="8"/>Game.countscore(0, playercard[input - 1], choose);</text:p>
      <text:p text:style-name="P1"><text:s text:c="8"/>playercard[input - 1].setface(-10);</text:p>
      <text:p text:style-name="P1"><text:s text:c="8"/>table.erase(table.begin() + Game.findtable(choose));</text:p>
      <text:p text:style-name="P1"><text:s text:c="4"/>}</text:p>
      <text:p text:style-name="P1"><text:s text:c="4"/>else</text:p>
      <text:p text:style-name="P1"><text:s text:c="4"/>{</text:p>
      <text:p text:style-name="P1"><text:s text:c="8"/>do</text:p>
      <text:p text:style-name="P1"><text:s text:c="8"/>{</text:p>
      <text:p text:style-name="P1"><text:s text:c="12"/>cout &lt;&lt; "輸入你要放置在檯面上牌的編號" &lt;&lt; endl;</text:p>
      <text:p text:style-name="P1"><text:s text:c="12"/>cin &gt;&gt; input;</text:p>
      <text:p text:style-name="P1"><text:s text:c="8"/>} while (playercard[input - 1].getface() == -10);</text:p>
      <text:p text:style-name="P1"><text:s text:c="8"/>table.push_back(playercard[input - 1]);</text:p>
      <text:p text:style-name="P1"><text:s text:c="8"/>playercard[input - 1].setface(-10);</text:p>
      <text:p text:style-name="P1"><text:s text:c="4"/>}</text:p>
      <text:p text:style-name="P1">}</text:p>
      <text:p text:style-name="P1">基本上就是確認輸入的牌有效後，丟入計算分數的函式，再將打出的牌的位置記錄下來，如果不能出牌，就選一張牌打在檯面上。</text:p>
      <text:p text:style-name="P1"><text:soft-page-break/></text:p>
      <text:p text:style-name="P1">電腦出牌</text:p>
      <text:p text:style-name="P1">void player::computerplay()</text:p>
      <text:p text:style-name="P1">{</text:p>
      <text:p text:style-name="P1"><text:s text:c="4"/>game Game;</text:p>
      <text:p text:style-name="P1"><text:s text:c="4"/>int r;</text:p>
      <text:p text:style-name="P1"><text:s text:c="4"/>bool check = false;</text:p>
      <text:p text:style-name="P1"><text:s text:c="4"/>cout &lt;&lt; "電腦回合!!" &lt;&lt; endl;</text:p>
      <text:p text:style-name="P1"><text:s text:c="4"/>cout &lt;&lt; "電腦得分:" &lt;&lt; computerscore &lt;&lt; endl;</text:p>
      <text:p text:style-name="P1"><text:s text:c="4"/>if (Game.playornot(1))</text:p>
      <text:p text:style-name="P1"><text:s text:c="4"/>{</text:p>
      <text:p text:style-name="P1"><text:s text:c="8"/>for (int i = 0; i &lt; 12; i++)</text:p>
      <text:p text:style-name="P1"><text:s text:c="12"/>if (computercard[i].getface() != -10)</text:p>
      <text:p text:style-name="P1"><text:s text:c="12"/>{</text:p>
      <text:p text:style-name="P1"><text:s text:c="16"/>for (int j = 0; j &lt; table.size(); j++)</text:p>
      <text:p text:style-name="P1"><text:s text:c="16"/>{</text:p>
      <text:p text:style-name="P1"><text:s text:c="20"/>if (computercard[i].getface() &gt;= 9)</text:p>
      <text:p text:style-name="P1"><text:s text:c="20"/>{</text:p>
      <text:p text:style-name="P1"><text:s text:c="24"/>if (computercard[i] == table[j])</text:p>
      <text:p text:style-name="P1"><text:s text:c="24"/>{</text:p>
      <text:p text:style-name="P1"><text:s text:c="28"/>Game.countscore(1, computercard[i], table[j]);</text:p>
      <text:p text:style-name="P1"><text:s text:c="28"/>computercard[i].setface(-10);</text:p>
      <text:p text:style-name="P1"><text:s text:c="28"/>table.erase(table.begin() + j);</text:p>
      <text:p text:style-name="P1"><text:s text:c="28"/>check = true;</text:p>
      <text:p text:style-name="P1"><text:s text:c="28"/>if (check)</text:p>
      <text:p text:style-name="P1"><text:s text:c="32"/>break;</text:p>
      <text:p text:style-name="P1"><text:s text:c="24"/>}</text:p>
      <text:p text:style-name="P1"><text:s text:c="20"/>}</text:p>
      <text:p text:style-name="P1"><text:s text:c="20"/>else if (computercard[i] + table[j] == 8)</text:p>
      <text:p text:style-name="P1"><text:s text:c="20"/>{</text:p>
      <text:p text:style-name="P1"><text:s text:c="24"/>Game.countscore(1, computercard[i], table[j]);</text:p>
      <text:p text:style-name="P1"><text:s text:c="24"/>cout &lt;&lt; computercard[i].getsuit() &lt;&lt; "/" &lt;&lt; computercard[i].getface() &lt;&lt; " <text:s/>";</text:p>
      <text:p text:style-name="P1"><text:s text:c="24"/>computercard[i].setface(-10);</text:p>
      <text:p text:style-name="P1"><text:s text:c="24"/>table.erase(table.begin() + j);</text:p>
      <text:p text:style-name="P1"><text:s text:c="24"/>check = true;</text:p>
      <text:p text:style-name="P1"><text:s text:c="24"/>if (check)</text:p>
      <text:p text:style-name="P1"><text:s text:c="28"/>break;</text:p>
      <text:p text:style-name="P1"><text:s text:c="20"/>}</text:p>
      <text:p text:style-name="P1"><text:s text:c="16"/>}</text:p>
      <text:p text:style-name="P1"><text:s text:c="16"/>if (check)</text:p>
      <text:p text:style-name="P1"><text:s text:c="20"/>break;</text:p>
      <text:p text:style-name="P1"><text:s text:c="12"/>}</text:p>
      <text:p text:style-name="P1"><text:s text:c="4"/>}</text:p>
      <text:p text:style-name="P1"><text:s text:c="4"/>else</text:p>
      <text:p text:style-name="P1"><text:s text:c="4"/>{</text:p>
      <text:p text:style-name="P1"><text:s text:c="8"/>srand(time(NULL));</text:p>
      <text:p text:style-name="P1"><text:s text:c="8"/>do</text:p>
      <text:p text:style-name="P1"><text:s text:c="8"/>{</text:p>
      <text:p text:style-name="P1"><text:s text:c="12"/>r = rand() % 12;</text:p>
      <text:p text:style-name="P1"><text:s text:c="8"/>} while (computercard[r].getface() == -10);</text:p>
      <text:p text:style-name="P1"><text:s text:c="8"/>table.push_back(computercard[r]);</text:p>
      <text:p text:style-name="P1"><text:s text:c="8"/>computercard[r].setface(-10);</text:p>
      <text:p text:style-name="P1"><text:soft-page-break/><text:s text:c="8"/>cout &lt;&lt; "電腦打出一張牌在檯面上!!" &lt;&lt; endl;</text:p>
      <text:p text:style-name="P1"><text:s text:c="4"/>}</text:p>
      <text:p text:style-name="P1">}</text:p>
      <text:p text:style-name="P1">電腦的出牌邏輯是，從第一張看到最後一張，如果出過就跳過，如果沒出過，有得出就出。若沒牌可出就隨機出牌。</text:p>
      <text:p text:style-name="P1"/>
      <text:p text:style-name="P1">主函式架構</text:p>
      <text:p text:style-name="P1">先洗牌，發牌，再進行一個round</text:p>
      <text:p text:style-name="P1">一個round裡面包含的動作有，展示檯面，展示玩家手牌，玩家出牌，玩家補牌，展示檯面，電腦出牌，電腦補牌。之後進行12個回合後。結算分數。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3T22:09:35.873000000</meta:creation-date>
    <dc:date>2020-06-23T23:00:35.079000000</dc:date>
    <meta:editing-duration>PT6M8S</meta:editing-duration>
    <meta:editing-cycles>1</meta:editing-cycles>
    <meta:document-statistic meta:table-count="0" meta:image-count="0" meta:object-count="0" meta:page-count="6" meta:paragraph-count="253" meta:word-count="1491" meta:character-count="7380" meta:non-whitespace-character-count="4590"/>
    <meta:generator>LibreOffice/6.4.2.2$Windows_X86_64 LibreOffice_project/4e471d8c02c9c90f512f7f9ead8875b57fcb1ec3</meta:generator>
  </office:meta>
</office:document-meta>
</file>